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42cm" fo:min-width="1.44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5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4" style:family="graphic" style:parent-style-name="objectwithoutfill">
      <style:graphic-properties svg:stroke-color="#000000" draw:marker-end="Arrowheads_20_3" draw:marker-end-width="0.3cm" draw:fill="none" draw:fill-color="#ffffff" draw:textarea-vertical-align="middle"/>
    </style:style>
    <style:style style:name="gr5" style:family="graphic" style:parent-style-name="objectwithoutfill">
      <style:graphic-properties svg:stroke-color="#000000" draw:marker-end="Arrowheads_20_4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Arrowheads_20_9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7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10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1" draw:marker-end-width="0.3cm" draw:fill="none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75cm" svg:height="2.25cm" svg:x="4.5cm" svg:y="3cm">
          <text:p text:style-name="P1"><text:span text:style-name="T1">Compara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cm" svg:height="1.5cm" svg:x="12.5cm" svg:y="3.5cm">
          <text:p text:style-name="P3">Brazos y mano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.5cm" svg:x="8.75cm" svg:y="3.5cm">
          <text:p text:style-name="P3">Cerebro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cm" svg:height="1.5cm" svg:x="10.5cm" svg:y="6.25cm">
          <text:p text:style-name="P3">Ojos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25cm" svg:y1="4.25cm" svg:x2="8.75cm" svg:y2="4.25cm">
          <text:p/>
        </draw:line>
        <draw:line draw:style-name="gr4" draw:text-style-name="P5" draw:layer="layout" svg:x1="11.75cm" svg:y1="4.25cm" svg:x2="12.5cm" svg:y2="4.25cm">
          <text:p/>
        </draw:line>
        <draw:line draw:style-name="gr5" draw:text-style-name="P5" xml:id="id1" draw:id="id1" draw:layer="layout" svg:x1="15.5cm" svg:y1="4.25cm" svg:x2="17.5cm" svg:y2="4.25cm">
          <text:p/>
        </draw:line>
        <draw:connector draw:style-name="gr6" draw:text-style-name="P5" draw:layer="layout" draw:line-skew="2cm" svg:x1="15.5cm" svg:y1="4.25cm" svg:x2="13.5cm" svg:y2="7cm" draw:start-shape="id1" draw:start-glue-point="3" draw:end-shape="id2" draw:end-glue-point="1" svg:d="M15500 4250h1000v2750h-3000" svg:viewBox="0 0 3001 2751">
          <text:p/>
        </draw:connector>
        <draw:connector draw:style-name="gr7" draw:text-style-name="P5" draw:layer="layout" svg:x1="10.5cm" svg:y1="7cm" svg:x2="5.875cm" svg:y2="5.25cm" draw:start-shape="id2" draw:start-glue-point="3" draw:end-shape="id3" draw:end-glue-point="8" svg:d="M10500 7000h-4625v-1750" svg:viewBox="0 0 4626 1751">
          <text:p/>
        </draw:connector>
        <draw:line draw:style-name="gr8" draw:text-style-name="P5" draw:layer="layout" svg:x1="3cm" svg:y1="4.25cm" svg:x2="4.5cm" svg:y2="4.25cm">
          <text:p/>
        </draw:line>
        <draw:frame draw:style-name="gr9" draw:text-style-name="P7" draw:layer="layout" svg:width="7.75cm" svg:height="7.75cm" svg:x="1cm" svg:y="4.5cm">
          <draw:text-box>
            <text:p text:style-name="P6"><text:span text:style-name="T1">Posicion del </text:span><text:span text:style-name="T1">objeto</text:span></text:p>
            <text:p text:style-name="P6"><text:span text:style-name="T1">Entrada</text:span></text:p>
            <text:p text:style-name="P6"><text:span text:style-name="T1">- Señal de </text:span><text:span text:style-name="T1">referencia</text:span></text:p>
            <text:p text:style-name="P6"><text:span text:style-name="T1">- Consigna</text:span></text:p>
          </draw:text-box>
        </draw:frame>
        <draw:frame draw:style-name="gr10" draw:text-style-name="P7" draw:layer="layout" svg:width="4.25cm" svg:height="3.75cm" svg:x="16cm" svg:y="2cm">
          <draw:text-box>
            <text:p text:style-name="P6"><text:span text:style-name="T1">Posicion de la </text:span><text:span text:style-name="T1">mano</text:span></text:p>
            <text:p text:style-name="P6"><text:span text:style-name="T1">Salida</text:span></text:p>
            <text:p text:style-name="P6"><text:span text:style-name="T1">- Accion</text:span></text:p>
            <text:p text:style-name="P6"><text:span text:style-name="T1">- Respuesta</text:span></text:p>
          </draw:text-box>
        </draw:frame>
        <draw:frame draw:style-name="gr11" draw:text-style-name="P8" draw:layer="layout" svg:width="2.5cm" svg:height="2.25cm" svg:x="4.5cm" svg:y="3.5cm">
          <draw:text-box>
            <text:p>+</text:p>
            <text:p><text:s text:c="5"/>-</text:p>
          </draw:text-box>
        </draw:frame>
        <draw:line draw:style-name="gr12" draw:text-style-name="P5" draw:layer="layout" svg:x1="10cm" svg:y1="2.25cm" svg:x2="10cm" svg:y2="3.5cm">
          <text:p/>
        </draw:line>
        <draw:frame draw:style-name="gr13" draw:text-style-name="P7" draw:layer="layout" svg:width="3cm" svg:height="1.25cm" svg:x="9cm" svg:y="1.327cm">
          <draw:text-box>
            <text:p text:style-name="P6"><text:span text:style-name="T1">Controlador</text:span></text:p>
          </draw:text-box>
        </draw:frame>
        <draw:line draw:style-name="gr12" draw:text-style-name="P5" draw:layer="layout" svg:x1="14.1cm" svg:y1="2.25cm" svg:x2="14.1cm" svg:y2="3.5cm">
          <text:p/>
        </draw:line>
        <draw:line draw:style-name="gr12" draw:text-style-name="P5" draw:layer="layout" svg:x1="12cm" svg:y1="9.25cm" svg:x2="12cm" svg:y2="7.75cm">
          <text:p/>
        </draw:line>
        <draw:frame draw:style-name="gr13" draw:text-style-name="P7" draw:layer="layout" svg:width="3cm" svg:height="1.25cm" svg:x="13cm" svg:y="1.25cm">
          <draw:text-box>
            <text:p text:style-name="P6"><text:span text:style-name="T1">Actuador </text:span><text:span text:style-name="T1">(planta)</text:span></text:p>
          </draw:text-box>
        </draw:frame>
        <draw:frame draw:style-name="gr13" draw:text-style-name="P7" draw:layer="layout" svg:width="3cm" svg:height="1.25cm" svg:x="11cm" svg:y="9.25cm">
          <draw:text-box>
            <text:p text:style-name="P6"><text:span text:style-name="T1">Sensor</text:span></text:p>
          </draw:text-box>
        </draw:frame>
        <draw:line draw:style-name="gr14" draw:text-style-name="P5" draw:layer="layout" svg:x1="8cm" svg:y1="2.5cm" svg:x2="8cm" svg:y2="4.25cm">
          <text:p/>
        </draw:line>
        <draw:frame draw:style-name="gr15" draw:text-style-name="P7" draw:layer="layout" svg:width="3.5cm" svg:height="1.5cm" svg:x="6.25cm" svg:y="1.75cm">
          <draw:text-box>
            <text:p text:style-name="P6"><text:span text:style-name="T1">Señal de erro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5T18:11:06.431155883</meta:creation-date>
    <dc:date>2022-03-25T18:37:35.866800641</dc:date>
    <meta:editing-duration>PT16M17S</meta:editing-duration>
    <meta:editing-cycles>2</meta:editing-cycles>
    <meta:generator>LibreOffice/7.3.1.3$Linux_X86_64 LibreOffice_project/30$Build-3</meta:generator>
    <meta:document-statistic meta:object-count="21"/>
  </office:meta>
</office:document-meta>
</file>